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start" style:justify-single-word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355529493819210018" text:style-name="L1">
        <text:list-item>
          <text:p text:style-name="P1"><text:span text:style-name="Emphasis"><text:span text:style-name="Strong_20_Emphasis">Arco 183</text:span></text:span><text:span text:style-name="Emphasis"><text:line-break/> – Arco 182 – Risulta finanziato dai Notari del Collegio del Foro Civile.<text:line-break/></text:span></text:p>
        </text:list-item>
      </text:list>
      <text:p text:style-name="P2">Altorilievo in terracotta di S.Nicola da Tolentino, opera del Mazza o della sua scuola.<text:line-break/>L’arco era dei PP. Agostiniani di S.Giacomo Maggiore (<text:span text:style-name="Emphasis">Gabriella Gherardi</text:span>).</text:p>
      <text:list xml:id="list31813122" text:continue-numbering="true" text:style-name="L1">
        <text:list-item>
          <text:p text:style-name="P1"><text:span text:style-name="Emphasis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arloggg </meta:initial-creator>
    <meta:creation-date>2025-11-05T10:41:33.37</meta:creation-date>
    <dc:date>2025-11-05T11:54:47.75</dc:date>
    <dc:creator>carloggg </dc:creator>
    <meta:editing-duration>PT25M11S</meta:editing-duration>
    <meta:editing-cycles>3</meta:editing-cycles>
    <meta:generator>OpenOffice/4.1.15$Win32 OpenOffice.org_project/4115m2$Build-9813</meta:generator>
    <meta:document-statistic meta:table-count="0" meta:image-count="0" meta:object-count="0" meta:page-count="1" meta:paragraph-count="2" meta:word-count="40" meta:character-count="246"/>
  </office:meta>
</office:document-meta>
</file>